
<file path=META-INF/manifest.xml><?xml version="1.0" encoding="utf-8"?>
<manifest:manifes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xlink="http://www.w3.org/1999/xlink"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xlink="http://www.w3.org/1999/xlink" xmlns:manifest="urn:oasis:names:tc:opendocument:xmlns:manifest:1.0" office:version="1.2">
  <office:automatic-styles>
    <style:style style:name="heightsuit24pt" style:family="table-row" style:display-name="heightsuit24pt">
      <style:table-row-properties style:row-height="24pt"/>
    </style:style>
    <style:style style:name="heightsuit14pt" style:family="table-row" style:display-name="heightsuit14pt">
      <style:table-row-properties style:row-height="14pt"/>
    </style:style>
    <style:style style:name="heightsuit34pt" style:family="table-row" style:display-name="heightsuit34pt">
      <style:table-row-properties style:row-height="34pt"/>
    </style:style>
    <style:style style:name="heightsuit94pt" style:family="table-row" style:display-name="heightsuit94pt">
      <style:table-row-properties style:row-height="94pt"/>
    </style:style>
    <style:style style:name="heightsuit84pt" style:family="table-row" style:display-name="heightsuit84pt">
      <style:table-row-properties style:row-height="84pt"/>
    </style:style>
    <style:style style:name="heightsuit20pt" style:family="table-row" style:display-name="heightsuit20pt">
      <style:table-row-properties style:row-height="20pt"/>
    </style:style>
    <style:style style:name="heightsuit144pt" style:family="table-row" style:display-name="heightsuit144pt">
      <style:table-row-properties style:row-height="144pt"/>
    </style:style>
    <style:style style:name="heightsuit44pt" style:family="table-row" style:display-name="heightsuit44pt">
      <style:table-row-properties style:row-height="44pt"/>
    </style:style>
    <style:style style:name="heightsuit18pt" style:family="table-row" style:display-name="heightsuit18pt">
      <style:table-row-properties style:row-height="18pt"/>
    </style:style>
    <style:style style:name="heightsuit104pt" style:family="table-row" style:display-name="heightsuit104pt">
      <style:table-row-properties style:row-height="104pt"/>
    </style:style>
    <style:style style:name="heightsuit36pt" style:family="table-row" style:display-name="heightsuit36pt">
      <style:table-row-properties style:row-height="36pt"/>
    </style:style>
    <style:style style:name="heightsuit74pt" style:family="table-row" style:display-name="heightsuit74pt">
      <style:table-row-properties style:row-height="74pt"/>
    </style:style>
    <style:style style:name="heightsuit54pt" style:family="table-row" style:display-name="heightsuit54pt">
      <style:table-row-properties style:row-height="54pt"/>
    </style:style>
    <style:style style:name="heightsuit32pt" style:family="table-row" style:display-name="heightsuit32pt">
      <style:table-row-properties style:row-height="32pt"/>
    </style:style>
    <style:style style:name="heightsuit64pt" style:family="table-row" style:display-name="heightsuit64pt">
      <style:table-row-properties style:row-height="64pt"/>
    </style:style>
    <style:style style:name="heightsuit124pt" style:family="table-row" style:display-name="heightsuit124pt">
      <style:table-row-properties style:row-height="124pt"/>
    </style:style>
    <style:style style:name="heightsuit114pt" style:family="table-row" style:display-name="heightsuit114pt">
      <style:table-row-properties style:row-height="114pt"/>
    </style:style>
    <style:style style:name="heightsuit134pt" style:family="table-row" style:display-name="heightsuit134pt">
      <style:table-row-properties style:row-height="134pt"/>
    </style:style>
    <style:style style:name="Wide" style:family="table-column" style:display-name="Wide">
      <style:table-column-properties style:column-width="10cm"/>
    </style:style>
  </office:automatic-styles>
  <office:body>
    <office:spreadsheet>
      <table:table>
        <table:table-row table:style-name="heightsuit24pt">
          <table:table-cell table:style-name="text">
            <text:p>Application Programmer's Interface
</text:p>
          </table:table-cell>
        </table:table-row>
        <table:table-row table:style-name="heightsuit14pt">
          <table:table-cell table:style-name="text">
            <text:p>for
</text:p>
          </table:table-cell>
        </table:table-row>
        <table:table-row table:style-name="heightsuit14pt">
          <table:table-cell table:style-name="text">
            <text:p>ODFPY 0.9.1
</text:p>
          </table:table-cell>
        </table:table-row>
        <table:table-row table:style-name="heightsuit14pt">
          <table:table-cell table:style-name="text">
            <text:p>
</text:p>
          </table:table-cell>
        </table:table-row>
        <table:table-row table:style-name="heightsuit14pt">
          <table:table-cell table:style-name="text">
            <text:p>
</text:p>
          </table:table-cell>
        </table:table-row>
        <table:table-row table:style-name="heightsuit14pt">
          <table:table-cell table:style-name="text">
            <text:p>
</text:p>
          </table:table-cell>
        </table:table-row>
        <table:table-row table:style-name="heightsuit34pt">
          <table:table-cell table:style-name="text">
            <text:p>Copyright © 2007-2009 Søren Roug, European Environment Agency
</text:p>
          </table:table-cell>
        </table:table-row>
        <table:table-row table:style-name="heightsuit94pt">
          <table:table-cell table:style-name="text">
            <text:p>This library is free software; you can redistribute it and/or modify it under the terms of the GNU Lesser General Public License as published by the Free Software Foundation; either version 2.1 of the License, or (at your option) any later version.
</text:p>
          </table:table-cell>
        </table:table-row>
        <table:table-row table:style-name="heightsuit94pt">
          <table:table-cell table:style-name="text">
            <text:p>This library is distributed in the hope that it will be useful, but WITHOUT ANY WARRANTY; without even the implied warranty of MERCHANTABILITY or FITNESS FOR A PARTICULAR PURPOSE. See the GNU Lesser General Public License for more details.
</text:p>
          </table:table-cell>
        </table:table-row>
        <table:table-row table:style-name="heightsuit84pt">
          <table:table-cell table:style-name="text">
            <text:p>You should have received a copy of the GNU Lesser General Public License along with this library; if not, write to the Free Software Foundation, Inc., 51 Franklin Street, Fifth Floor, Boston, MA 02110-1301 USA
</text:p>
          </table:table-cell>
        </table:table-row>
        <table:table-row table:style-name="heightsuit20pt">
          <table:table-cell table:style-name="header1">
            <text:p>Introduction</text:p>
          </table:table-cell>
        </table:table-row>
        <table:table-row table:style-name="heightsuit144pt">
          <table:table-cell table:style-name="text">
            <text:p>Unlike other more convenient APIs, OdfPy is essentially an abstraction layer just above the XML format. The main focus has been to prevent the programmer from creating invalid documents. It has checks that raise an exception if the programmer adds an invalid element, adds an attribute unknown to the grammar, forgets to add a required attribute or adds text to an element that doesn't allow it. 
</text:p>
          </table:table-cell>
        </table:table-row>
        <table:table-row table:style-name="heightsuit44pt">
          <table:table-cell table:style-name="text">
            <text:p>It is about 90% feature-complete, but remember 90% of the time software is 90% complete.
</text:p>
          </table:table-cell>
        </table:table-row>
        <table:table-row table:style-name="heightsuit18pt">
          <table:table-cell table:style-name="header2">
            <text:p>About OpenDocument</text:p>
          </table:table-cell>
        </table:table-row>
        <table:table-row table:style-name="heightsuit104pt">
          <table:table-cell table:style-name="text">
            <text:p>An OpenDocument file is essentially an XML structure split into four XML files in a zip-file. If you unzip the file, you’ll see content.xml, styles.xml, meta.xml and settings.xml. Odfpy handles these as one memory structure, which you can use the API to navigate.
</text:p>
          </table:table-cell>
        </table:table-row>
        <table:table-row table:style-name="heightsuit84pt">
          <table:table-cell table:style-name="text">
            <text:p>From within the XML you can refer to images, and add them to the zip-archive. Finally, OpenDocument keeps track of all this via a META-INF/manifest.xml file (the manifest) containing the official files of the document.
</text:p>
          </table:table-cell>
        </table:table-row>
        <table:table-row table:style-name="heightsuit36pt">
          <table:table-cell table:style-name="header1">
            <text:p>Creating a document</text:p>
          </table:table-cell>
        </table:table-row>
        <table:table-row table:style-name="heightsuit74pt">
          <table:table-cell table:style-name="text">
            <text:p>You start the document by instantiating one of the OpenDocumentChart, OpenDocumentDrawing, OpenDocumentImage, OpenDocumentPresentation, OpenDocumentSpreadsheet or OpenDocumentText classes.
</text:p>
          </table:table-cell>
        </table:table-row>
        <table:table-row table:style-name="heightsuit34pt">
          <table:table-cell table:style-name="text">
            <text:p>All of these provide properties you can attach elements to:
</text:p>
          </table:table-cell>
        </table:table-row>
        <table:table-row table:style-name="heightsuit94pt">
          <table:table-cell table:style-name="text">
            <text:p>metascriptsfontfacedeclssettingsstylesautomaticstylesmasterstylesbodyAdditionally, the OpenDocumentText class provides the text property, which is where you add your text elements. A quick example probably is the best approach to give you an idea.
</text:p>
          </table:table-cell>
        </table:table-row>
        <table:table-row table:style-name="heightsuit18pt">
          <table:table-cell table:style-name="header2">
            <text:p>Example</text:p>
          </table:table-cell>
        </table:table-row>
        <table:table-row table:style-name="heightsuit24pt">
          <table:table-cell table:style-name="text">
            <text:p>from odf.opendocument import OpenDocumentText
</text:p>
          </table:table-cell>
        </table:table-row>
        <table:table-row table:style-name="heightsuit24pt">
          <table:table-cell table:style-name="text">
            <text:p>from odf.style import Style, TextProperties
</text:p>
          </table:table-cell>
        </table:table-row>
        <table:table-row table:style-name="heightsuit24pt">
          <table:table-cell table:style-name="text">
            <text:p>from odf.text import H, P, Span
</text:p>
          </table:table-cell>
        </table:table-row>
        <table:table-row table:style-name="heightsuit14pt">
          <table:table-cell table:style-name="text">
            <text:p>
</text:p>
          </table:table-cell>
        </table:table-row>
        <table:table-row table:style-name="heightsuit24pt">
          <table:table-cell table:style-name="text">
            <text:p>textdoc = OpenDocumentText()
</text:p>
          </table:table-cell>
        </table:table-row>
        <table:table-row table:style-name="heightsuit14pt">
          <table:table-cell table:style-name="text">
            <text:p># Styles
</text:p>
          </table:table-cell>
        </table:table-row>
        <table:table-row table:style-name="heightsuit14pt">
          <table:table-cell table:style-name="text">
            <text:p>s = textdoc.styles
</text:p>
          </table:table-cell>
        </table:table-row>
        <table:table-row table:style-name="heightsuit24pt">
          <table:table-cell table:style-name="text">
            <text:p>h1style = Style(name="Heading 1", family="paragraph")
</text:p>
          </table:table-cell>
        </table:table-row>
        <table:table-row table:style-name="heightsuit44pt">
          <table:table-cell table:style-name="text">
            <text:p>h1style.addElement(TextProperties(attributes={'fontsize':"24pt",'fontweight':"bold" }))
</text:p>
          </table:table-cell>
        </table:table-row>
        <table:table-row table:style-name="heightsuit14pt">
          <table:table-cell table:style-name="text">
            <text:p>s.addElement(h1style)
</text:p>
          </table:table-cell>
        </table:table-row>
        <table:table-row table:style-name="heightsuit14pt">
          <table:table-cell table:style-name="text">
            <text:p># An automatic style
</text:p>
          </table:table-cell>
        </table:table-row>
        <table:table-row table:style-name="heightsuit24pt">
          <table:table-cell table:style-name="text">
            <text:p>boldstyle = Style(name="Bold", family="text")
</text:p>
          </table:table-cell>
        </table:table-row>
        <table:table-row table:style-name="heightsuit24pt">
          <table:table-cell table:style-name="text">
            <text:p>boldprop = TextProperties(fontweight="bold")
</text:p>
          </table:table-cell>
        </table:table-row>
        <table:table-row table:style-name="heightsuit24pt">
          <table:table-cell table:style-name="text">
            <text:p>boldstyle.addElement(boldprop)
</text:p>
          </table:table-cell>
        </table:table-row>
        <table:table-row table:style-name="heightsuit24pt">
          <table:table-cell table:style-name="text">
            <text:p>textdoc.automaticstyles.addElement(boldstyle)
</text:p>
          </table:table-cell>
        </table:table-row>
        <table:table-row table:style-name="heightsuit14pt">
          <table:table-cell table:style-name="text">
            <text:p># Text
</text:p>
          </table:table-cell>
        </table:table-row>
        <table:table-row table:style-name="heightsuit34pt">
          <table:table-cell table:style-name="text">
            <text:p>h=H(outlinelevel=1, stylename=h1style, text="My first text")
</text:p>
          </table:table-cell>
        </table:table-row>
        <table:table-row table:style-name="heightsuit14pt">
          <table:table-cell table:style-name="text">
            <text:p>textdoc.text.addElement(h)
</text:p>
          </table:table-cell>
        </table:table-row>
        <table:table-row table:style-name="heightsuit14pt">
          <table:table-cell table:style-name="text">
            <text:p>p = P(text="Hello world. ")
</text:p>
          </table:table-cell>
        </table:table-row>
        <table:table-row table:style-name="heightsuit34pt">
          <table:table-cell table:style-name="text">
            <text:p>boldpart = Span(stylename=boldstyle, text="This part is bold. ")
</text:p>
          </table:table-cell>
        </table:table-row>
        <table:table-row table:style-name="heightsuit14pt">
          <table:table-cell table:style-name="text">
            <text:p>p.addElement(boldpart)
</text:p>
          </table:table-cell>
        </table:table-row>
        <table:table-row table:style-name="heightsuit24pt">
          <table:table-cell table:style-name="text">
            <text:p>p.addText("This is after bold.")
</text:p>
          </table:table-cell>
        </table:table-row>
        <table:table-row table:style-name="heightsuit14pt">
          <table:table-cell table:style-name="text">
            <text:p>textdoc.text.addElement(p)
</text:p>
          </table:table-cell>
        </table:table-row>
        <table:table-row table:style-name="heightsuit24pt">
          <table:table-cell table:style-name="text">
            <text:p>textdoc.save("myfirstdocument.odt")
</text:p>
          </table:table-cell>
        </table:table-row>
        <table:table-row table:style-name="heightsuit14pt">
          <table:table-cell table:style-name="text">
            <text:p>
</text:p>
          </table:table-cell>
        </table:table-row>
        <table:table-row table:style-name="heightsuit34pt">
          <table:table-cell table:style-name="text">
            <text:p>You now have your first script-produced document called “myfirstdocument.odt”.
</text:p>
          </table:table-cell>
        </table:table-row>
        <table:table-row table:style-name="heightsuit36pt">
          <table:table-cell table:style-name="header1">
            <text:p>The OpenDocument classes</text:p>
          </table:table-cell>
        </table:table-row>
        <table:table-row table:style-name="heightsuit84pt">
          <table:table-cell table:style-name="text">
            <text:p>The OpenDocumentChart, OpenDocumentDrawing, OpenDocumentImage, OpenDocumentPresentation, OpenDocumentSpreadsheet and OpenDocumentText classes derive from the OpenDocument class. These methods are available:
</text:p>
          </table:table-cell>
        </table:table-row>
        <table:table-row table:style-name="heightsuit84pt">
          <table:table-cell table:style-name="text">
            <text:p>save(filename, addsuffix=False)This method will write to a file what you have constructed. If you provide the argument addsuffix=True, it will add the “.od?” suffix to the filename automatically based on the class name.
</text:p>
          </table:table-cell>
        </table:table-row>
        <table:table-row table:style-name="heightsuit44pt">
          <table:table-cell table:style-name="text">
            <text:p>write(fileobject)Writes the document to a file-like object of the type available from StringIO.
</text:p>
          </table:table-cell>
        </table:table-row>
        <table:table-row table:style-name="heightsuit144pt">
          <table:table-cell table:style-name="text">
            <text:p>addPicture(filename, mediatype=None, content=None)Adds a file to the Pictures directory in the zip archive and adds the new filename to the manifest. If content is not None, then use this as the image rather than open the filename. The return value is the new file name, which you can use for the href attribute in the <text:a xlink:href="#anchor" xlink:type="simple">draw.Image</text:a> class. If mediatype is None, then guess the mediatype from the file name.
</text:p>
          </table:table-cell>
        </table:table-row>
        <table:table-row table:style-name="heightsuit84pt">
          <table:table-cell table:style-name="text">
            <text:p>addThumbnail(content=None)If content is None, adds a nice 128x128 pixel, but rather bulky thumbnail to the document. Otherwise the content must be a png image in memory that will then be added to the document.
</text:p>
          </table:table-cell>
        </table:table-row>
        <table:table-row table:style-name="heightsuit74pt">
          <table:table-cell table:style-name="text">
            <text:p>addObject(object)Adds a subobject to the document. The return value is the folder name of the object in the document container, which you use for the href attribute in the <text:a xlink:href="#anchor-1" xlink:type="simple">draw.Object</text:a> class.
</text:p>
          </table:table-cell>
        </table:table-row>
        <table:table-row table:style-name="heightsuit44pt">
          <table:table-cell table:style-name="text">
            <text:p>xml()Generates the full document as an XML file and returns it as a string in UTF-8 encoding.
</text:p>
          </table:table-cell>
        </table:table-row>
        <table:table-row table:style-name="heightsuit54pt">
          <table:table-cell table:style-name="text">
            <text:p>OpenDocumentChart is used for pie charts etc. It provides the chart property, which is where you add your elements.
</text:p>
          </table:table-cell>
        </table:table-row>
        <table:table-row table:style-name="heightsuit54pt">
          <table:table-cell table:style-name="text">
            <text:p>OpenDocumentDrawing is used for vector-based drawings. It provides the drawing property, which is where you add your elements.
</text:p>
          </table:table-cell>
        </table:table-row>
        <table:table-row table:style-name="heightsuit44pt">
          <table:table-cell table:style-name="text">
            <text:p>OpenDocumentImage is used for images. It provides the image property, which is where you add your elements.
</text:p>
          </table:table-cell>
        </table:table-row>
        <table:table-row table:style-name="heightsuit44pt">
          <table:table-cell table:style-name="text">
            <text:p>OpenDocumentPresentation provides the presentation property, which is where you add your elements.
</text:p>
          </table:table-cell>
        </table:table-row>
        <table:table-row table:style-name="heightsuit44pt">
          <table:table-cell table:style-name="text">
            <text:p>OpenDocumentSpreadsheet provides the spreadsheet property, which is where you add your elements.
</text:p>
          </table:table-cell>
        </table:table-row>
        <table:table-row table:style-name="heightsuit34pt">
          <table:table-cell table:style-name="text">
            <text:p>OpenDocumentText provides the text property, which is where you add your elements.
</text:p>
          </table:table-cell>
        </table:table-row>
        <table:table-row table:style-name="heightsuit18pt">
          <table:table-cell table:style-name="header2">
            <text:p>Loading a document</text:p>
          </table:table-cell>
        </table:table-row>
        <table:table-row table:style-name="heightsuit44pt">
          <table:table-cell table:style-name="text">
            <text:p>ODFPY can load a document into memory, which you can then change with the API. Example:
</text:p>
          </table:table-cell>
        </table:table-row>
        <table:table-row table:style-name="heightsuit24pt">
          <table:table-cell table:style-name="text">
            <text:p>from odf.opendocument import load
</text:p>
          </table:table-cell>
        </table:table-row>
        <table:table-row table:style-name="heightsuit24pt">
          <table:table-cell table:style-name="text">
            <text:p>doc = load("my document.odt")
</text:p>
          </table:table-cell>
        </table:table-row>
        <table:table-row table:style-name="heightsuit24pt">
          <table:table-cell table:style-name="text">
            <text:p>doc.save("new document.odt")
</text:p>
          </table:table-cell>
        </table:table-row>
        <table:table-row table:style-name="heightsuit32pt">
          <table:table-cell table:style-name="header2">
            <text:p>Manipulating the document</text:p>
          </table:table-cell>
        </table:table-row>
        <table:table-row table:style-name="heightsuit44pt">
          <table:table-cell table:style-name="text">
            <text:p>There are also methods for manipulating the document. These are methods of the OpenDocument class:
</text:p>
          </table:table-cell>
        </table:table-row>
        <table:table-row table:style-name="heightsuit24pt">
          <table:table-cell table:style-name="text">
            <text:p>getMediaType()Returns the media type
</text:p>
          </table:table-cell>
        </table:table-row>
        <table:table-row table:style-name="heightsuit54pt">
          <table:table-cell table:style-name="text">
            <text:p>getStyleByName()Returns a style element from the document with that name, otherwise None. Searches both automatic and common styles.
</text:p>
          </table:table-cell>
        </table:table-row>
        <table:table-row table:style-name="heightsuit64pt">
          <table:table-cell table:style-name="text">
            <text:p>createElement(class)Method to create an element. Inconvenient, but follows XML-DOM. Does not allow attributes as arguments, therefore can't check grammar.
</text:p>
          </table:table-cell>
        </table:table-row>
        <table:table-row table:style-name="heightsuit34pt">
          <table:table-cell table:style-name="text">
            <text:p>createTextNode(data)Creates a text node given the specified string
</text:p>
          </table:table-cell>
        </table:table-row>
        <table:table-row table:style-name="heightsuit44pt">
          <table:table-cell table:style-name="text">
            <text:p>createCDATASection(data)Creates a CDATA section node whose value is the specified string.
</text:p>
          </table:table-cell>
        </table:table-row>
        <table:table-row table:style-name="heightsuit34pt">
          <table:table-cell table:style-name="text">
            <text:p>getElementsByType(class)Returns a list of all elements of a given type.
</text:p>
          </table:table-cell>
        </table:table-row>
        <table:table-row table:style-name="heightsuit14pt">
          <table:table-cell table:style-name="text">
            <text:p>
</text:p>
          </table:table-cell>
        </table:table-row>
        <table:table-row table:style-name="heightsuit14pt">
          <table:table-cell table:style-name="text">
            <text:p>Example:
</text:p>
          </table:table-cell>
        </table:table-row>
        <table:table-row table:style-name="heightsuit24pt">
          <table:table-cell table:style-name="text">
            <text:p>Print the style reference from all paragraphs.
</text:p>
          </table:table-cell>
        </table:table-row>
        <table:table-row table:style-name="heightsuit24pt">
          <table:table-cell table:style-name="text">
            <text:p>from odf.opendocument import load
</text:p>
          </table:table-cell>
        </table:table-row>
        <table:table-row table:style-name="heightsuit14pt">
          <table:table-cell table:style-name="text">
            <text:p>from odf import text
</text:p>
          </table:table-cell>
        </table:table-row>
        <table:table-row table:style-name="heightsuit24pt">
          <table:table-cell table:style-name="text">
            <text:p>doc = load("my document.odt")
</text:p>
          </table:table-cell>
        </table:table-row>
        <table:table-row table:style-name="heightsuit24pt">
          <table:table-cell table:style-name="text">
            <text:p>for paragraph in doc.getElementsByType(text.P):
</text:p>
          </table:table-cell>
        </table:table-row>
        <table:table-row table:style-name="heightsuit24pt">
          <table:table-cell table:style-name="text">
            <text:p>    print paragraph.getAttribute('stylename')
</text:p>
          </table:table-cell>
        </table:table-row>
        <table:table-row table:style-name="heightsuit18pt">
          <table:table-cell table:style-name="header2">
            <text:p>Subobjects</text:p>
          </table:table-cell>
        </table:table-row>
        <table:table-row table:style-name="heightsuit124pt">
          <table:table-cell table:style-name="text">
            <text:p>Subobjects are a way to embed documents inside documents. Typically these can be charts, formulas or spreadsheets inside a text, presentation or spreadsheet. The way it works in odfpy, is that you create your objects the normal way by the OpenDocument classes. Then you use the addObject() method to join one to the other. Here is an example:
</text:p>
          </table:table-cell>
        </table:table-row>
        <table:table-row table:style-name="heightsuit24pt">
          <table:table-cell table:style-name="text">
            <text:p>from odf import opendocument, chart, text, draw
</text:p>
          </table:table-cell>
        </table:table-row>
        <table:table-row table:style-name="heightsuit34pt">
          <table:table-cell table:style-name="text">
            <text:p>chartdoc = opendocument.OpenDocumentChart() # Create the subdocument
</text:p>
          </table:table-cell>
        </table:table-row>
        <table:table-row table:style-name="heightsuit34pt">
          <table:table-cell table:style-name="text">
            <text:p>maindoc = opendocument.OpenDocumentText() # Create the main document
</text:p>
          </table:table-cell>
        </table:table-row>
        <table:table-row table:style-name="heightsuit34pt">
          <table:table-cell table:style-name="text">
            <text:p>df = draw.Frame(width="6in", height="5in", anchortype="paragraph")
</text:p>
          </table:table-cell>
        </table:table-row>
        <table:table-row table:style-name="heightsuit14pt">
          <table:table-cell table:style-name="text">
            <text:p>maindoc.text.addElement(df)
</text:p>
          </table:table-cell>
        </table:table-row>
        <table:table-row table:style-name="heightsuit34pt">
          <table:table-cell table:style-name="text">
            <text:p># Here we add the subdocument to the main document. We get back a reference
</text:p>
          </table:table-cell>
        </table:table-row>
        <table:table-row table:style-name="heightsuit14pt">
          <table:table-cell table:style-name="text">
            <text:p># to use in the href.
</text:p>
          </table:table-cell>
        </table:table-row>
        <table:table-row table:style-name="heightsuit24pt">
          <table:table-cell table:style-name="text">
            <text:p>objectloc = maindoc.addObject(chartdoc)
</text:p>
          </table:table-cell>
        </table:table-row>
        <table:table-row table:style-name="heightsuit24pt">
          <table:table-cell table:style-name="text">
            <text:p>do = draw.Object(href=objectloc)
</text:p>
          </table:table-cell>
        </table:table-row>
        <table:table-row table:style-name="heightsuit14pt">
          <table:table-cell table:style-name="text">
            <text:p>df.addElement(do)
</text:p>
          </table:table-cell>
        </table:table-row>
        <table:table-row table:style-name="heightsuit24pt">
          <table:table-cell table:style-name="text">
            <text:p>maindoc.save("mydocument.odt")
</text:p>
          </table:table-cell>
        </table:table-row>
        <table:table-row table:style-name="heightsuit84pt">
          <table:table-cell table:style-name="text">
            <text:p>You can add pictures to both documents. You can even have several levels of subobjects, but OOo makes it impossible to add an object when you edit an embedded subobject, so it is probably not a good idea.
</text:p>
          </table:table-cell>
        </table:table-row>
        <table:table-row table:style-name="heightsuit34pt">
          <table:table-cell table:style-name="text">
            <text:p>See the subobject.py file in the examples folder for a real example.
</text:p>
          </table:table-cell>
        </table:table-row>
        <table:table-row table:style-name="heightsuit36pt">
          <table:table-cell table:style-name="header1">
            <text:p>Special attributes</text:p>
          </table:table-cell>
        </table:table-row>
        <table:table-row table:style-name="heightsuit34pt">
          <table:table-cell table:style-name="text">
            <text:p>The following attributes take a <text:a xlink:href="#anchor-2" xlink:type="simple">style.Style</text:a> class instance:
</text:p>
          </table:table-cell>
        </table:table-row>
        <table:table-row table:style-name="heightsuit84pt">
          <table:table-cell table:style-name="text">
            <text:p>applystylenamecitationbodystylenamecitationstylenamecondstylenamedatastylenamedefaultcellstylenamedefaultstylenamemainentrystylenamestylenametextstylenamevisitedstylenameThe following attributes take a style.PageLayout instance:
</text:p>
          </table:table-cell>
        </table:table-row>
        <table:table-row table:style-name="heightsuit44pt">
          <table:table-cell table:style-name="text">
            <text:p>pagelayoutnamepresentationpagelayoutnameThe masterpagename attribute takes a style.MasterPage instance.
</text:p>
          </table:table-cell>
        </table:table-row>
        <table:table-row table:style-name="heightsuit114pt">
          <table:table-cell table:style-name="text">
            <text:p>The points attribute can takes either: A string value where each point consists of two coordinates. The coordinates are separated by a comma and the points are separated by white spaces. Or a list of lists where each inner list is a pair of integer coordinates. Example: [(0, 0), (-32, 981)]
</text:p>
          </table:table-cell>
        </table:table-row>
        <table:table-row table:style-name="heightsuit36pt">
          <table:table-cell table:style-name="header1">
            <text:p>The Element classes</text:p>
          </table:table-cell>
        </table:table-row>
        <table:table-row table:style-name="heightsuit64pt">
          <table:table-cell table:style-name="text">
            <text:p>Every element in the OpenDocument XML format is implemented as a Python class that derives from the Element class. The Element class has the following attributes:
</text:p>
          </table:table-cell>
        </table:table-row>
        <table:table-row table:style-name="heightsuit24pt">
          <table:table-cell table:style-name="text">
            <text:p>nodeTypeA code representing the type of the node.
</text:p>
          </table:table-cell>
        </table:table-row>
        <table:table-row table:style-name="heightsuit34pt">
          <table:table-cell table:style-name="text">
            <text:p>parentNodeThe parent of this node or None if it has not yet been added to the tree.
</text:p>
          </table:table-cell>
        </table:table-row>
        <table:table-row table:style-name="heightsuit24pt">
          <table:table-cell table:style-name="text">
            <text:p>childNodesA list of child nodes.
</text:p>
          </table:table-cell>
        </table:table-row>
        <table:table-row table:style-name="heightsuit24pt">
          <table:table-cell table:style-name="text">
            <text:p>firstChildThe first child of this element.
</text:p>
          </table:table-cell>
        </table:table-row>
        <table:table-row table:style-name="heightsuit24pt">
          <table:table-cell table:style-name="text">
            <text:p>lastChildThe last child of this element.
</text:p>
          </table:table-cell>
        </table:table-row>
        <table:table-row table:style-name="heightsuit24pt">
          <table:table-cell table:style-name="text">
            <text:p>previousSiblingThe node immediately preceding this node.
</text:p>
          </table:table-cell>
        </table:table-row>
        <table:table-row table:style-name="heightsuit24pt">
          <table:table-cell table:style-name="text">
            <text:p>nextSiblingThe node immediately following this node.
</text:p>
          </table:table-cell>
        </table:table-row>
        <table:table-row table:style-name="heightsuit24pt">
          <table:table-cell table:style-name="text">
            <text:p>The Element class has the following methods:
</text:p>
          </table:table-cell>
        </table:table-row>
        <table:table-row table:style-name="heightsuit64pt">
          <table:table-cell table:style-name="text">
            <text:p>addElement(element, check_grammar=True) – adds an element as a child to another element. It will check if the element can legally be a child, and raise an exception if not.
</text:p>
          </table:table-cell>
        </table:table-row>
        <table:table-row table:style-name="heightsuit24pt">
          <table:table-cell table:style-name="text">
            <text:p>addText(text) – adds text to an element
</text:p>
          </table:table-cell>
        </table:table-row>
        <table:table-row table:style-name="heightsuit24pt">
          <table:table-cell table:style-name="text">
            <text:p>addCDATA(cdata) – adds text, but treats it as CDATA.
</text:p>
          </table:table-cell>
        </table:table-row>
        <table:table-row table:style-name="heightsuit34pt">
          <table:table-cell table:style-name="text">
            <text:p>setAttribute(attr, value, check_grammar=True) – adds or sets an attribute.
</text:p>
          </table:table-cell>
        </table:table-row>
        <table:table-row table:style-name="heightsuit24pt">
          <table:table-cell table:style-name="text">
            <text:p>getAttribute(attr) – gets an attribute by name.
</text:p>
          </table:table-cell>
        </table:table-row>
        <table:table-row table:style-name="heightsuit44pt">
          <table:table-cell table:style-name="text">
            <text:p>hasChildNodes() – Tells whether this element has any children; text nodes, subelements of any kind.
</text:p>
          </table:table-cell>
        </table:table-row>
        <table:table-row table:style-name="heightsuit44pt">
          <table:table-cell table:style-name="text">
            <text:p>insertBefore(newchild, refchild) – Inserts the node newchild before the existing child node refchild.
</text:p>
          </table:table-cell>
        </table:table-row>
        <table:table-row table:style-name="heightsuit34pt">
          <table:table-cell table:style-name="text">
            <text:p>appendChild(newchild) – Adds the node newchild to the end of the list of children.
</text:p>
          </table:table-cell>
        </table:table-row>
        <table:table-row table:style-name="heightsuit24pt">
          <table:table-cell table:style-name="text">
            <text:p>removeChild(oldchild) – Removes the child node.
</text:p>
          </table:table-cell>
        </table:table-row>
        <table:table-row table:style-name="heightsuit44pt">
          <table:table-cell table:style-name="text">
            <text:p>getElementsByType(class) – Returns a list of all descendant elements of the given type.
</text:p>
          </table:table-cell>
        </table:table-row>
        <table:table-row table:style-name="heightsuit94pt">
          <table:table-cell table:style-name="text">
            <text:p>The instantiation of an Element or a derived class is done the normal way you create an instance of a Python class. You must provide the required attributes. This can be done in two ways; as arguments, or as an attribute dictionary.
</text:p>
          </table:table-cell>
        </table:table-row>
        <table:table-row table:style-name="heightsuit14pt">
          <table:table-cell table:style-name="text">
            <text:p>An example of arguments:
</text:p>
          </table:table-cell>
        </table:table-row>
        <table:table-row table:style-name="heightsuit14pt">
          <table:table-cell table:style-name="text">
            <text:p>from odf.style import Style
</text:p>
          </table:table-cell>
        </table:table-row>
        <table:table-row table:style-name="heightsuit24pt">
          <table:table-cell table:style-name="text">
            <text:p>h1style = Style(name="Heading 1", family="paragraph")
</text:p>
          </table:table-cell>
        </table:table-row>
        <table:table-row table:style-name="heightsuit24pt">
          <table:table-cell table:style-name="text">
            <text:p>An example of attributes dictionary:
</text:p>
          </table:table-cell>
        </table:table-row>
        <table:table-row table:style-name="heightsuit14pt">
          <table:table-cell table:style-name="text">
            <text:p>from odf.style import Style
</text:p>
          </table:table-cell>
        </table:table-row>
        <table:table-row table:style-name="heightsuit34pt">
          <table:table-cell table:style-name="text">
            <text:p>h1style = Style(attributes={'name':'Heading 1', 'family':'paragraph'})
</text:p>
          </table:table-cell>
        </table:table-row>
        <table:table-row table:style-name="heightsuit34pt">
          <table:table-cell table:style-name="text">
            <text:p>And finally, there are two convenient ways to add a text node. As text and cdata:
</text:p>
          </table:table-cell>
        </table:table-row>
        <table:table-row table:style-name="heightsuit14pt">
          <table:table-cell table:style-name="text">
            <text:p>from odf import text
</text:p>
          </table:table-cell>
        </table:table-row>
        <table:table-row table:style-name="heightsuit24pt">
          <table:table-cell table:style-name="text">
            <text:p>p = text.P(text=”Hello World\n”)
</text:p>
          </table:table-cell>
        </table:table-row>
        <table:table-row table:style-name="heightsuit14pt">
          <table:table-cell table:style-name="text">
            <text:p>
</text:p>
          </table:table-cell>
        </table:table-row>
        <table:table-row table:style-name="heightsuit34pt">
          <table:table-cell table:style-name="text">
            <text:p>s = text.Script(cdata=”if (y &lt; x) print 'less';”, language=”JavaScript”)
</text:p>
          </table:table-cell>
        </table:table-row>
        <table:table-row table:style-name="heightsuit74pt">
          <table:table-cell table:style-name="text">
            <text:p>There are so many elements, and some of them have the same name, that we have organised them in modules. To use a module you must first import it as a Python module. To create a paragraph do:
</text:p>
          </table:table-cell>
        </table:table-row>
        <table:table-row table:style-name="heightsuit14pt">
          <table:table-cell table:style-name="text">
            <text:p>from odf import text
</text:p>
          </table:table-cell>
        </table:table-row>
        <table:table-row table:style-name="heightsuit24pt">
          <table:table-cell table:style-name="text">
            <text:p>p = text.P(text=”Hello World\n”)
</text:p>
          </table:table-cell>
        </table:table-row>
        <table:table-row table:style-name="heightsuit36pt">
          <table:table-cell table:style-name="header1">
            <text:p>Convenience modules</text:p>
          </table:table-cell>
        </table:table-row>
        <table:table-row table:style-name="heightsuit34pt">
          <table:table-cell table:style-name="text">
            <text:p>The convenience modules are classes that implement often-used functionality.
</text:p>
          </table:table-cell>
        </table:table-row>
        <table:table-row table:style-name="heightsuit18pt">
          <table:table-cell table:style-name="header2">
            <text:p>Userfield module</text:p>
          </table:table-cell>
        </table:table-row>
        <table:table-row table:style-name="heightsuit44pt">
          <table:table-cell table:style-name="text">
            <text:p>The userfield module lets you extract and modify userfield variable declarations in an OpenDocument file.
</text:p>
          </table:table-cell>
        </table:table-row>
        <table:table-row table:style-name="heightsuit24pt">
          <table:table-cell table:style-name="text">
            <text:p>To start, you first open the document with:
</text:p>
          </table:table-cell>
        </table:table-row>
        <table:table-row table:style-name="heightsuit24pt">
          <table:table-cell table:style-name="text">
            <text:p>from odf.userfield import UserFields
</text:p>
          </table:table-cell>
        </table:table-row>
        <table:table-row table:style-name="heightsuit24pt">
          <table:table-cell table:style-name="text">
            <text:p>obj = UserFields(inputfile, outputfile)
</text:p>
          </table:table-cell>
        </table:table-row>
        <table:table-row table:style-name="heightsuit34pt">
          <table:table-cell table:style-name="text">
            <text:p>Outputfile can be None. The object has the following methods:
</text:p>
          </table:table-cell>
        </table:table-row>
        <table:table-row table:style-name="heightsuit24pt">
          <table:table-cell table:style-name="text">
            <text:p>list_fields()Returns list of user-field names.
</text:p>
          </table:table-cell>
        </table:table-row>
        <table:table-row table:style-name="heightsuit34pt">
          <table:table-cell table:style-name="text">
            <text:p>list_fields_and_values()List (extract) user-fields with type and value.
</text:p>
          </table:table-cell>
        </table:table-row>
        <table:table-row table:style-name="heightsuit44pt">
          <table:table-cell table:style-name="text">
            <text:p>get(name)Extract the contents of this field. Returns field value or None if field does not exist.
</text:p>
          </table:table-cell>
        </table:table-row>
        <table:table-row table:style-name="heightsuit34pt">
          <table:table-cell table:style-name="text">
            <text:p>get_type_and_value(name)Extract the type and contents of this field from the file.
</text:p>
          </table:table-cell>
        </table:table-row>
        <table:table-row table:style-name="heightsuit64pt">
          <table:table-cell table:style-name="text">
            <text:p>update(values)Set the value of user fields. The field types will be the same. The argument is a dictionary with field name as key, field value as value.
</text:p>
          </table:table-cell>
        </table:table-row>
        <table:table-row table:style-name="heightsuit18pt">
          <table:table-cell table:style-name="header2">
            <text:p>Teletype module</text:p>
          </table:table-cell>
        </table:table-row>
        <table:table-row table:style-name="heightsuit94pt">
          <table:table-cell table:style-name="text">
            <text:p>XML has the “feature” that consecutive whitespace – i.e. spaces, newlines and tabs is squashed into one space. It makes it easy to fold XML source code, but if you are adding text from a plain text document, you might want to keep those.
</text:p>
          </table:table-cell>
        </table:table-row>
        <table:table-row table:style-name="heightsuit24pt">
          <table:table-cell table:style-name="text">
            <text:p>from odf import text, teletype
</text:p>
          </table:table-cell>
        </table:table-row>
        <table:table-row table:style-name="heightsuit24pt">
          <table:table-cell table:style-name="text">
            <text:p>from odf.opendocument import OpenDocumentText
</text:p>
          </table:table-cell>
        </table:table-row>
        <table:table-row table:style-name="heightsuit14pt">
          <table:table-cell table:style-name="text">
            <text:p>doc = OpenDocumentText()
</text:p>
          </table:table-cell>
        </table:table-row>
        <table:table-row table:style-name="heightsuit14pt">
          <table:table-cell table:style-name="text">
            <text:p>
</text:p>
          </table:table-cell>
        </table:table-row>
        <table:table-row table:style-name="heightsuit14pt">
          <table:table-cell table:style-name="text">
            <text:p>para = text.P()
</text:p>
          </table:table-cell>
        </table:table-row>
        <table:table-row table:style-name="heightsuit34pt">
          <table:table-cell table:style-name="text">
            <text:p>teletype.addTextToElement(para, "milk\t2 liters!\nsugar\nflour\n")
</text:p>
          </table:table-cell>
        </table:table-row>
        <table:table-row table:style-name="heightsuit14pt">
          <table:table-cell table:style-name="text">
            <text:p>textdoc.text.addElement(p)
</text:p>
          </table:table-cell>
        </table:table-row>
        <table:table-row table:style-name="heightsuit24pt">
          <table:table-cell table:style-name="text">
            <text:p>textdoc.save("my document.odt")
</text:p>
          </table:table-cell>
        </table:table-row>
        <table:table-row table:style-name="heightsuit14pt">
          <table:table-cell table:style-name="text">
            <text:p>
</text:p>
          </table:table-cell>
        </table:table-row>
        <table:table-row table:style-name="heightsuit54pt">
          <table:table-cell table:style-name="text">
            <text:p>When you load a document, you can also conveniently convert the whitespace structural elements back into the teletype conventions like this:
</text:p>
          </table:table-cell>
        </table:table-row>
        <table:table-row table:style-name="heightsuit24pt">
          <table:table-cell table:style-name="text">
            <text:p>from odf import text, teletype
</text:p>
          </table:table-cell>
        </table:table-row>
        <table:table-row table:style-name="heightsuit24pt">
          <table:table-cell table:style-name="text">
            <text:p>from odf.opendocument import load
</text:p>
          </table:table-cell>
        </table:table-row>
        <table:table-row table:style-name="heightsuit14pt">
          <table:table-cell table:style-name="text">
            <text:p>
</text:p>
          </table:table-cell>
        </table:table-row>
        <table:table-row table:style-name="heightsuit24pt">
          <table:table-cell table:style-name="text">
            <text:p>textdoc = load("my document.odt")
</text:p>
          </table:table-cell>
        </table:table-row>
        <table:table-row table:style-name="heightsuit24pt">
          <table:table-cell table:style-name="text">
            <text:p>allparas = textdoc.getElementsByType(text.P)
</text:p>
          </table:table-cell>
        </table:table-row>
        <table:table-row table:style-name="heightsuit24pt">
          <table:table-cell table:style-name="text">
            <text:p>print teletype.extractText(allparas[0])
</text:p>
          </table:table-cell>
        </table:table-row>
        <table:table-row table:style-name="heightsuit18pt">
          <table:table-cell table:style-name="header2">
            <text:p>Easyliststyle module</text:p>
          </table:table-cell>
        </table:table-row>
        <table:table-row table:style-name="heightsuit94pt">
          <table:table-cell table:style-name="text">
            <text:p>Creating a &lt;text:list-style&gt; element with all of its child &lt;text:list-level-style-number&gt; (or -bullet) elements takes a lot of code. The easyliststyle.py module lets you specify the level styles in a delimited string. Here’s a sample call:
</text:p>
          </table:table-cell>
        </table:table-row>
        <table:table-row table:style-name="heightsuit24pt">
          <table:table-cell table:style-name="text">
            <text:p>from odf import easyliststyle
</text:p>
          </table:table-cell>
        </table:table-row>
        <table:table-row table:style-name="heightsuit34pt">
          <table:table-cell table:style-name="text">
            <text:p>listStyle = easyliststyle.styleFromString( 'num1', # style name
</text:p>
          </table:table-cell>
        </table:table-row>
        <table:table-row table:style-name="heightsuit24pt">
          <table:table-cell table:style-name="text">
            <text:p>    'I;1.;(a)',# the level specification string
</text:p>
          </table:table-cell>
        </table:table-row>
        <table:table-row table:style-name="heightsuit24pt">
          <table:table-cell table:style-name="text">
            <text:p>    ';',# the delimiter character
</text:p>
          </table:table-cell>
        </table:table-row>
        <table:table-row table:style-name="heightsuit24pt">
          <table:table-cell table:style-name="text">
            <text:p>    '1.0cm',# spacing as a CSS length
</text:p>
          </table:table-cell>
        </table:table-row>
        <table:table-row table:style-name="heightsuit34pt">
          <table:table-cell table:style-name="text">
            <text:p>    easyliststyle.SHOW_ONE_LEVEL )# show only one level of numbering
</text:p>
          </table:table-cell>
        </table:table-row>
        <table:table-row table:style-name="heightsuit84pt">
          <table:table-cell table:style-name="text">
            <text:p>The specification string "I;1.;(a)" given here says that level one uses uppercase roman numerals, level two uses arabic numerals followed by a period, and level three uses lowercase letters in parentheses.
</text:p>
          </table:table-cell>
        </table:table-row>
        <table:table-row table:style-name="heightsuit44pt">
          <table:table-cell table:style-name="text">
            <text:p>If a level specification doesn’t contain 1, I, i, A, or a, then it is presumed to be a bullet style.
</text:p>
          </table:table-cell>
        </table:table-row>
        <table:table-row table:style-name="heightsuit44pt">
          <table:table-cell table:style-name="text">
            <text:p>You may also use a list to specify each level’s list style; in this case you call styleFromList.
</text:p>
          </table:table-cell>
        </table:table-row>
        <table:table-row table:style-name="heightsuit20pt">
          <table:table-cell table:style-name="header1">
            <text:p>Examples</text:p>
          </table:table-cell>
        </table:table-row>
        <table:table-row table:style-name="heightsuit32pt">
          <table:table-cell table:style-name="header2">
            <text:p>Creating a table in OpenDocument text</text:p>
          </table:table-cell>
        </table:table-row>
        <table:table-row table:style-name="heightsuit104pt">
          <table:table-cell table:style-name="text">
            <text:p>This example reads the UNIX /etc/passwd file and creates a table with seven columns. Unlike in HTML tables, ODF tables must have declared column widths. For those who don't know /etc/passwd, it is a wellknown text file in Linux with seven colon-separated values.
</text:p>
          </table:table-cell>
        </table:table-row>
        <table:table-row table:style-name="heightsuit14pt">
          <table:table-cell table:style-name="text">
            <text:p>#!/usr/bin/env python
</text:p>
          </table:table-cell>
        </table:table-row>
        <table:table-row table:style-name="heightsuit14pt">
          <table:table-cell table:style-name="text">
            <text:p># -*- coding: utf-8 -*-
</text:p>
          </table:table-cell>
        </table:table-row>
        <table:table-row table:style-name="heightsuit24pt">
          <table:table-cell table:style-name="text">
            <text:p>from odf.opendocument import OpenDocumentText
</text:p>
          </table:table-cell>
        </table:table-row>
        <table:table-row table:style-name="heightsuit34pt">
          <table:table-cell table:style-name="text">
            <text:p>from odf.style import Style, TextProperties, ParagraphProperties
</text:p>
          </table:table-cell>
        </table:table-row>
        <table:table-row table:style-name="heightsuit24pt">
          <table:table-cell table:style-name="text">
            <text:p>from odf.style import TableColumnProperties
</text:p>
          </table:table-cell>
        </table:table-row>
        <table:table-row table:style-name="heightsuit14pt">
          <table:table-cell table:style-name="text">
            <text:p>from odf.text import P
</text:p>
          </table:table-cell>
        </table:table-row>
        <table:table-row table:style-name="heightsuit34pt">
          <table:table-cell table:style-name="text">
            <text:p>from odf.table import Table, TableColumn, TableRow, TableCell
</text:p>
          </table:table-cell>
        </table:table-row>
        <table:table-row table:style-name="heightsuit14pt">
          <table:table-cell table:style-name="text">
            <text:p>
</text:p>
          </table:table-cell>
        </table:table-row>
        <table:table-row table:style-name="heightsuit14pt">
          <table:table-cell table:style-name="text">
            <text:p>doc = OpenDocumentText()
</text:p>
          </table:table-cell>
        </table:table-row>
        <table:table-row table:style-name="heightsuit34pt">
          <table:table-cell table:style-name="text">
            <text:p># Create a style for the table content. One we can modify
</text:p>
          </table:table-cell>
        </table:table-row>
        <table:table-row table:style-name="heightsuit24pt">
          <table:table-cell table:style-name="text">
            <text:p># later in the word processor.
</text:p>
          </table:table-cell>
        </table:table-row>
        <table:table-row table:style-name="heightsuit34pt">
          <table:table-cell table:style-name="text">
            <text:p>tablecontents = Style(name="Table Contents", family="paragraph")
</text:p>
          </table:table-cell>
        </table:table-row>
        <table:table-row table:style-name="heightsuit34pt">
          <table:table-cell table:style-name="text">
            <text:p>tablecontents.addElement(ParagraphProperties(numberlines="false", linenumber="0"))
</text:p>
          </table:table-cell>
        </table:table-row>
        <table:table-row table:style-name="heightsuit24pt">
          <table:table-cell table:style-name="text">
            <text:p>doc.styles.addElement(tablecontents)
</text:p>
          </table:table-cell>
        </table:table-row>
        <table:table-row table:style-name="heightsuit14pt">
          <table:table-cell table:style-name="text">
            <text:p>
</text:p>
          </table:table-cell>
        </table:table-row>
        <table:table-row table:style-name="heightsuit24pt">
          <table:table-cell table:style-name="text">
            <text:p># Create automatic styles for the column widths.
</text:p>
          </table:table-cell>
        </table:table-row>
        <table:table-row table:style-name="heightsuit34pt">
          <table:table-cell table:style-name="text">
            <text:p># We want two different widths, one in inches, the other one in metric.
</text:p>
          </table:table-cell>
        </table:table-row>
        <table:table-row table:style-name="heightsuit24pt">
          <table:table-cell table:style-name="text">
            <text:p># ODF Standard section 15.9.1
</text:p>
          </table:table-cell>
        </table:table-row>
        <table:table-row table:style-name="heightsuit24pt">
          <table:table-cell table:style-name="text">
            <text:p>widthshort = Style(name="Wshort", family="table-column")
</text:p>
          </table:table-cell>
        </table:table-row>
        <table:table-row table:style-name="heightsuit34pt">
          <table:table-cell table:style-name="text">
            <text:p>widthshort.addElement(TableColumnProperties(columnwidth="1.7cm"))
</text:p>
          </table:table-cell>
        </table:table-row>
        <table:table-row table:style-name="heightsuit24pt">
          <table:table-cell table:style-name="text">
            <text:p>doc.automaticstyles.addElement(widthshort)
</text:p>
          </table:table-cell>
        </table:table-row>
        <table:table-row table:style-name="heightsuit14pt">
          <table:table-cell table:style-name="text">
            <text:p>
</text:p>
          </table:table-cell>
        </table:table-row>
        <table:table-row table:style-name="heightsuit24pt">
          <table:table-cell table:style-name="text">
            <text:p>widthwide = Style(name="Wwide", family="table-column")
</text:p>
          </table:table-cell>
        </table:table-row>
        <table:table-row table:style-name="heightsuit34pt">
          <table:table-cell table:style-name="text">
            <text:p>widthwide.addElement(TableColumnProperties(columnwidth="1.5in"))
</text:p>
          </table:table-cell>
        </table:table-row>
        <table:table-row table:style-name="heightsuit24pt">
          <table:table-cell table:style-name="text">
            <text:p>doc.automaticstyles.addElement(widthwide)
</text:p>
          </table:table-cell>
        </table:table-row>
        <table:table-row table:style-name="heightsuit14pt">
          <table:table-cell table:style-name="text">
            <text:p>
</text:p>
          </table:table-cell>
        </table:table-row>
        <table:table-row table:style-name="heightsuit24pt">
          <table:table-cell table:style-name="text">
            <text:p># Start the table, and describe the columns
</text:p>
          </table:table-cell>
        </table:table-row>
        <table:table-row table:style-name="heightsuit14pt">
          <table:table-cell table:style-name="text">
            <text:p>table = Table()
</text:p>
          </table:table-cell>
        </table:table-row>
        <table:table-row table:style-name="heightsuit34pt">
          <table:table-cell table:style-name="text">
            <text:p>table.addElement(TableColumn(numbercolumnsrepeated=4,stylename=widthshort))
</text:p>
          </table:table-cell>
        </table:table-row>
        <table:table-row table:style-name="heightsuit34pt">
          <table:table-cell table:style-name="text">
            <text:p>table.addElement(TableColumn(numbercolumnsrepeated=3,stylename=widthwide))
</text:p>
          </table:table-cell>
        </table:table-row>
        <table:table-row table:style-name="heightsuit14pt">
          <table:table-cell table:style-name="text">
            <text:p>
</text:p>
          </table:table-cell>
        </table:table-row>
        <table:table-row table:style-name="heightsuit14pt">
          <table:table-cell table:style-name="text">
            <text:p>f = open('/etc/passwd')
</text:p>
          </table:table-cell>
        </table:table-row>
        <table:table-row table:style-name="heightsuit14pt">
          <table:table-cell table:style-name="text">
            <text:p>for line in f:
</text:p>
          </table:table-cell>
        </table:table-row>
        <table:table-row table:style-name="heightsuit24pt">
          <table:table-cell table:style-name="text">
            <text:p>    rec = line.strip().split(":")
</text:p>
          </table:table-cell>
        </table:table-row>
        <table:table-row table:style-name="heightsuit14pt">
          <table:table-cell table:style-name="text">
            <text:p>    tr = TableRow()
</text:p>
          </table:table-cell>
        </table:table-row>
        <table:table-row table:style-name="heightsuit14pt">
          <table:table-cell table:style-name="text">
            <text:p>    table.addElement(tr)
</text:p>
          </table:table-cell>
        </table:table-row>
        <table:table-row table:style-name="heightsuit14pt">
          <table:table-cell table:style-name="text">
            <text:p>    for val in rec:
</text:p>
          </table:table-cell>
        </table:table-row>
        <table:table-row table:style-name="heightsuit14pt">
          <table:table-cell table:style-name="text">
            <text:p>        tc = TableCell()
</text:p>
          </table:table-cell>
        </table:table-row>
        <table:table-row table:style-name="heightsuit14pt">
          <table:table-cell table:style-name="text">
            <text:p>        tr.addElement(tc)
</text:p>
          </table:table-cell>
        </table:table-row>
        <table:table-row table:style-name="heightsuit24pt">
          <table:table-cell table:style-name="text">
            <text:p>        p = P(stylename=tablecontents,text=val)
</text:p>
          </table:table-cell>
        </table:table-row>
        <table:table-row table:style-name="heightsuit14pt">
          <table:table-cell table:style-name="text">
            <text:p>        tc.addElement(p)
</text:p>
          </table:table-cell>
        </table:table-row>
        <table:table-row table:style-name="heightsuit14pt">
          <table:table-cell table:style-name="text">
            <text:p>
</text:p>
          </table:table-cell>
        </table:table-row>
        <table:table-row table:style-name="heightsuit14pt">
          <table:table-cell table:style-name="text">
            <text:p>doc.text.addElement(table)
</text:p>
          </table:table-cell>
        </table:table-row>
        <table:table-row table:style-name="heightsuit14pt">
          <table:table-cell table:style-name="text">
            <text:p>doc.save("passwd", True)
</text:p>
          </table:table-cell>
        </table:table-row>
        <table:table-row table:style-name="heightsuit32pt">
          <table:table-cell table:style-name="header2">
            <text:p>Creating the table as a spreadsheet</text:p>
          </table:table-cell>
        </table:table-row>
        <table:table-row table:style-name="heightsuit84pt">
          <table:table-cell table:style-name="text">
            <text:p>The spreadsheet version is almost identical. I have highlighted with italics and underscore where the differences are. But you can definitely simplify it further. E.g. you don't need the Table Contents style in a spreadsheet.
</text:p>
          </table:table-cell>
        </table:table-row>
        <table:table-row table:style-name="heightsuit14pt">
          <table:table-cell table:style-name="text">
            <text:p>#!/usr/bin/env python
</text:p>
          </table:table-cell>
        </table:table-row>
        <table:table-row table:style-name="heightsuit14pt">
          <table:table-cell table:style-name="text">
            <text:p># -*- coding: utf-8 -*-
</text:p>
          </table:table-cell>
        </table:table-row>
        <table:table-row table:style-name="heightsuit24pt">
          <table:table-cell table:style-name="text">
            <text:p>from odf.opendocument import OpenDocumentSpreadsheet
</text:p>
          </table:table-cell>
        </table:table-row>
        <table:table-row table:style-name="heightsuit34pt">
          <table:table-cell table:style-name="text">
            <text:p>from odf.style import Style, TextProperties, ParagraphProperties
</text:p>
          </table:table-cell>
        </table:table-row>
        <table:table-row table:style-name="heightsuit24pt">
          <table:table-cell table:style-name="text">
            <text:p>from odf.style import TableColumnProperties
</text:p>
          </table:table-cell>
        </table:table-row>
        <table:table-row table:style-name="heightsuit14pt">
          <table:table-cell table:style-name="text">
            <text:p>from odf.text import P
</text:p>
          </table:table-cell>
        </table:table-row>
        <table:table-row table:style-name="heightsuit34pt">
          <table:table-cell table:style-name="text">
            <text:p>from odf.table import Table, TableColumn, TableRow, TableCell
</text:p>
          </table:table-cell>
        </table:table-row>
        <table:table-row table:style-name="heightsuit14pt">
          <table:table-cell table:style-name="text">
            <text:p>
</text:p>
          </table:table-cell>
        </table:table-row>
        <table:table-row table:style-name="heightsuit24pt">
          <table:table-cell table:style-name="text">
            <text:p>doc = OpenDocumentSpreadsheet()
</text:p>
          </table:table-cell>
        </table:table-row>
        <table:table-row table:style-name="heightsuit34pt">
          <table:table-cell table:style-name="text">
            <text:p># Create a style for the table content. One we can modify
</text:p>
          </table:table-cell>
        </table:table-row>
        <table:table-row table:style-name="heightsuit24pt">
          <table:table-cell table:style-name="text">
            <text:p># later in the word processor.
</text:p>
          </table:table-cell>
        </table:table-row>
        <table:table-row table:style-name="heightsuit34pt">
          <table:table-cell table:style-name="text">
            <text:p>tablecontents = Style(name="Table Contents", family="paragraph")
</text:p>
          </table:table-cell>
        </table:table-row>
        <table:table-row table:style-name="heightsuit34pt">
          <table:table-cell table:style-name="text">
            <text:p>tablecontents.addElement(ParagraphProperties(numberlines="false", linenumber="0"))
</text:p>
          </table:table-cell>
        </table:table-row>
        <table:table-row table:style-name="heightsuit24pt">
          <table:table-cell table:style-name="text">
            <text:p>doc.styles.addElement(tablecontents)
</text:p>
          </table:table-cell>
        </table:table-row>
        <table:table-row table:style-name="heightsuit14pt">
          <table:table-cell table:style-name="text">
            <text:p>
</text:p>
          </table:table-cell>
        </table:table-row>
        <table:table-row table:style-name="heightsuit24pt">
          <table:table-cell table:style-name="text">
            <text:p># Create automatic styles for the column widths.
</text:p>
          </table:table-cell>
        </table:table-row>
        <table:table-row table:style-name="heightsuit34pt">
          <table:table-cell table:style-name="text">
            <text:p># We want two different widths, one in inches, the other one in metric.
</text:p>
          </table:table-cell>
        </table:table-row>
        <table:table-row table:style-name="heightsuit24pt">
          <table:table-cell table:style-name="text">
            <text:p># ODF Standard section 15.9.1
</text:p>
          </table:table-cell>
        </table:table-row>
        <table:table-row table:style-name="heightsuit24pt">
          <table:table-cell table:style-name="text">
            <text:p>widthshort = Style(name="Wshort", family="table-column")
</text:p>
          </table:table-cell>
        </table:table-row>
        <table:table-row table:style-name="heightsuit34pt">
          <table:table-cell table:style-name="text">
            <text:p>widthshort.addElement(TableColumnProperties(columnwidth="1.7cm"))
</text:p>
          </table:table-cell>
        </table:table-row>
        <table:table-row table:style-name="heightsuit24pt">
          <table:table-cell table:style-name="text">
            <text:p>doc.automaticstyles.addElement(widthshort)
</text:p>
          </table:table-cell>
        </table:table-row>
        <table:table-row table:style-name="heightsuit14pt">
          <table:table-cell table:style-name="text">
            <text:p>
</text:p>
          </table:table-cell>
        </table:table-row>
        <table:table-row table:style-name="heightsuit24pt">
          <table:table-cell table:style-name="text">
            <text:p>widthwide = Style(name="Wwide", family="table-column")
</text:p>
          </table:table-cell>
        </table:table-row>
        <table:table-row table:style-name="heightsuit34pt">
          <table:table-cell table:style-name="text">
            <text:p>widthwide.addElement(TableColumnProperties(columnwidth="1.5in"))
</text:p>
          </table:table-cell>
        </table:table-row>
        <table:table-row table:style-name="heightsuit24pt">
          <table:table-cell table:style-name="text">
            <text:p>doc.automaticstyles.addElement(widthwide)
</text:p>
          </table:table-cell>
        </table:table-row>
        <table:table-row table:style-name="heightsuit14pt">
          <table:table-cell table:style-name="text">
            <text:p>
</text:p>
          </table:table-cell>
        </table:table-row>
        <table:table-row table:style-name="heightsuit24pt">
          <table:table-cell table:style-name="text">
            <text:p># Start the table, and describe the columns
</text:p>
          </table:table-cell>
        </table:table-row>
        <table:table-row table:style-name="heightsuit24pt">
          <table:table-cell table:style-name="text">
            <text:p>table = Table(name="Password")
</text:p>
          </table:table-cell>
        </table:table-row>
        <table:table-row table:style-name="heightsuit34pt">
          <table:table-cell table:style-name="text">
            <text:p>table.addElement(TableColumn(numbercolumnsrepeated=4,stylename=widthshort))
</text:p>
          </table:table-cell>
        </table:table-row>
        <table:table-row table:style-name="heightsuit34pt">
          <table:table-cell table:style-name="text">
            <text:p>table.addElement(TableColumn(numbercolumnsrepeated=3,stylename=widthwide))
</text:p>
          </table:table-cell>
        </table:table-row>
        <table:table-row table:style-name="heightsuit14pt">
          <table:table-cell table:style-name="text">
            <text:p>
</text:p>
          </table:table-cell>
        </table:table-row>
        <table:table-row table:style-name="heightsuit14pt">
          <table:table-cell table:style-name="text">
            <text:p>f = open('/etc/passwd')
</text:p>
          </table:table-cell>
        </table:table-row>
        <table:table-row table:style-name="heightsuit14pt">
          <table:table-cell table:style-name="text">
            <text:p>for line in f:
</text:p>
          </table:table-cell>
        </table:table-row>
        <table:table-row table:style-name="heightsuit24pt">
          <table:table-cell table:style-name="text">
            <text:p>    rec = line.strip().split(":")
</text:p>
          </table:table-cell>
        </table:table-row>
        <table:table-row table:style-name="heightsuit14pt">
          <table:table-cell table:style-name="text">
            <text:p>    tr = TableRow()
</text:p>
          </table:table-cell>
        </table:table-row>
        <table:table-row table:style-name="heightsuit14pt">
          <table:table-cell table:style-name="text">
            <text:p>    table.addElement(tr)
</text:p>
          </table:table-cell>
        </table:table-row>
        <table:table-row table:style-name="heightsuit14pt">
          <table:table-cell table:style-name="text">
            <text:p>    for val in rec:
</text:p>
          </table:table-cell>
        </table:table-row>
        <table:table-row table:style-name="heightsuit14pt">
          <table:table-cell table:style-name="text">
            <text:p>        tc = TableCell()
</text:p>
          </table:table-cell>
        </table:table-row>
        <table:table-row table:style-name="heightsuit14pt">
          <table:table-cell table:style-name="text">
            <text:p>        tr.addElement(tc)
</text:p>
          </table:table-cell>
        </table:table-row>
        <table:table-row table:style-name="heightsuit24pt">
          <table:table-cell table:style-name="text">
            <text:p>        p = P(stylename=tablecontents,text=val)
</text:p>
          </table:table-cell>
        </table:table-row>
        <table:table-row table:style-name="heightsuit14pt">
          <table:table-cell table:style-name="text">
            <text:p>        tc.addElement(p)
</text:p>
          </table:table-cell>
        </table:table-row>
        <table:table-row table:style-name="heightsuit14pt">
          <table:table-cell table:style-name="text">
            <text:p>
</text:p>
          </table:table-cell>
        </table:table-row>
        <table:table-row table:style-name="heightsuit24pt">
          <table:table-cell table:style-name="text">
            <text:p>doc.spreadsheet.addElement(table)
</text:p>
          </table:table-cell>
        </table:table-row>
        <table:table-row table:style-name="heightsuit14pt">
          <table:table-cell table:style-name="text">
            <text:p>doc.save("passwd", True)
</text:p>
          </table:table-cell>
        </table:table-row>
        <table:table-row table:style-name="heightsuit18pt">
          <table:table-cell table:style-name="header2">
            <text:p>Photo album</text:p>
          </table:table-cell>
        </table:table-row>
        <table:table-row table:style-name="heightsuit134pt">
          <table:table-cell table:style-name="text">
            <text:p>This example creates a simple photo album with an automatic slide transition after five seconds. Every drawing page must have a master page assigned to it. We create a simple placeholder that can't be used to adjust all slides at once. If your pictures aren't of the dimensions 4x3, they will look distorted. I'll leave that as an exercise left for the reader.
</text:p>
          </table:table-cell>
        </table:table-row>
        <table:table-row table:style-name="heightsuit24pt">
          <table:table-cell table:style-name="text">
            <text:p>from odf.opendocument import OpenDocumentPresentation
</text:p>
          </table:table-cell>
        </table:table-row>
        <table:table-row table:style-name="heightsuit34pt">
          <table:table-cell table:style-name="text">
            <text:p>from odf.style import Style, MasterPage, PageLayout, PageLayoutProperties, \
</text:p>
          </table:table-cell>
        </table:table-row>
        <table:table-row table:style-name="heightsuit34pt">
          <table:table-cell table:style-name="text">
            <text:p>TextProperties, GraphicProperties, ParagraphProperties, DrawingPageProperties
</text:p>
          </table:table-cell>
        </table:table-row>
        <table:table-row table:style-name="heightsuit14pt">
          <table:table-cell table:style-name="text">
            <text:p>from odf.text import P
</text:p>
          </table:table-cell>
        </table:table-row>
        <table:table-row table:style-name="heightsuit24pt">
          <table:table-cell table:style-name="text">
            <text:p>from odf.draw import Page, Frame, TextBox, Image
</text:p>
          </table:table-cell>
        </table:table-row>
        <table:table-row table:style-name="heightsuit14pt">
          <table:table-cell table:style-name="text">
            <text:p>
</text:p>
          </table:table-cell>
        </table:table-row>
        <table:table-row table:style-name="heightsuit24pt">
          <table:table-cell table:style-name="text">
            <text:p>doc = OpenDocumentPresentation()
</text:p>
          </table:table-cell>
        </table:table-row>
        <table:table-row table:style-name="heightsuit14pt">
          <table:table-cell table:style-name="text">
            <text:p>
</text:p>
          </table:table-cell>
        </table:table-row>
        <table:table-row table:style-name="heightsuit24pt">
          <table:table-cell table:style-name="text">
            <text:p># We must describe the dimensions of the page
</text:p>
          </table:table-cell>
        </table:table-row>
        <table:table-row table:style-name="heightsuit24pt">
          <table:table-cell table:style-name="text">
            <text:p>pagelayout = PageLayout(name="MyLayout")
</text:p>
          </table:table-cell>
        </table:table-row>
        <table:table-row table:style-name="heightsuit24pt">
          <table:table-cell table:style-name="text">
            <text:p>doc.automaticstyles.addElement(pagelayout)
</text:p>
          </table:table-cell>
        </table:table-row>
        <table:table-row table:style-name="heightsuit54pt">
          <table:table-cell table:style-name="text">
            <text:p>pagelayout.addElement(PageLayoutProperties(margin="0cm", pagewidth="28cm", pageheight="21cm", printorientation="landscape"))
</text:p>
          </table:table-cell>
        </table:table-row>
        <table:table-row table:style-name="heightsuit14pt">
          <table:table-cell table:style-name="text">
            <text:p>
</text:p>
          </table:table-cell>
        </table:table-row>
        <table:table-row table:style-name="heightsuit24pt">
          <table:table-cell table:style-name="text">
            <text:p># Style for the title frame of the page
</text:p>
          </table:table-cell>
        </table:table-row>
        <table:table-row table:style-name="heightsuit24pt">
          <table:table-cell table:style-name="text">
            <text:p># We set a centered 34pt font with yellowish background
</text:p>
          </table:table-cell>
        </table:table-row>
        <table:table-row table:style-name="heightsuit34pt">
          <table:table-cell table:style-name="text">
            <text:p>titlestyle = Style(name="MyMaster-title", family="presentation")
</text:p>
          </table:table-cell>
        </table:table-row>
        <table:table-row table:style-name="heightsuit34pt">
          <table:table-cell table:style-name="text">
            <text:p>titlestyle.addElement(ParagraphProperties(textalign="center"))
</text:p>
          </table:table-cell>
        </table:table-row>
        <table:table-row table:style-name="heightsuit24pt">
          <table:table-cell table:style-name="text">
            <text:p>titlestyle.addElement(TextProperties(fontsize="34pt"))
</text:p>
          </table:table-cell>
        </table:table-row>
        <table:table-row table:style-name="heightsuit34pt">
          <table:table-cell table:style-name="text">
            <text:p>titlestyle.addElement(GraphicProperties(fillcolor="#ffff99"))
</text:p>
          </table:table-cell>
        </table:table-row>
        <table:table-row table:style-name="heightsuit24pt">
          <table:table-cell table:style-name="text">
            <text:p>doc.styles.addElement(titlestyle)
</text:p>
          </table:table-cell>
        </table:table-row>
        <table:table-row table:style-name="heightsuit14pt">
          <table:table-cell table:style-name="text">
            <text:p>
</text:p>
          </table:table-cell>
        </table:table-row>
        <table:table-row table:style-name="heightsuit14pt">
          <table:table-cell table:style-name="text">
            <text:p># Style for the photo frame
</text:p>
          </table:table-cell>
        </table:table-row>
        <table:table-row table:style-name="heightsuit34pt">
          <table:table-cell table:style-name="text">
            <text:p>photostyle = Style(name="MyMaster-photo", family="presentation")
</text:p>
          </table:table-cell>
        </table:table-row>
        <table:table-row table:style-name="heightsuit24pt">
          <table:table-cell table:style-name="text">
            <text:p>doc.styles.addElement(photostyle)
</text:p>
          </table:table-cell>
        </table:table-row>
        <table:table-row table:style-name="heightsuit14pt">
          <table:table-cell table:style-name="text">
            <text:p>
</text:p>
          </table:table-cell>
        </table:table-row>
        <table:table-row table:style-name="heightsuit24pt">
          <table:table-cell table:style-name="text">
            <text:p># Create automatic transition – MUST be named dp1
</text:p>
          </table:table-cell>
        </table:table-row>
        <table:table-row table:style-name="heightsuit24pt">
          <table:table-cell table:style-name="text">
            <text:p>dpstyle = Style(name="dp1", family="drawing-page")
</text:p>
          </table:table-cell>
        </table:table-row>
        <table:table-row table:style-name="heightsuit34pt">
          <table:table-cell table:style-name="text">
            <text:p>dpstyle.addElement(DrawingPageProperties(transitiontype="automatic",
</text:p>
          </table:table-cell>
        </table:table-row>
        <table:table-row table:style-name="heightsuit24pt">
          <table:table-cell table:style-name="text">
            <text:p>   transitionstyle="move-from-top", duration="PT05S"))
</text:p>
          </table:table-cell>
        </table:table-row>
        <table:table-row table:style-name="heightsuit24pt">
          <table:table-cell table:style-name="text">
            <text:p>doc.automaticstyles.addElement(dpstyle)
</text:p>
          </table:table-cell>
        </table:table-row>
        <table:table-row table:style-name="heightsuit14pt">
          <table:table-cell table:style-name="text">
            <text:p>
</text:p>
          </table:table-cell>
        </table:table-row>
        <table:table-row table:style-name="heightsuit34pt">
          <table:table-cell table:style-name="text">
            <text:p># Every drawing page must have a master page assigned to it.
</text:p>
          </table:table-cell>
        </table:table-row>
        <table:table-row table:style-name="heightsuit34pt">
          <table:table-cell table:style-name="text">
            <text:p>masterpage = MasterPage(name="MyMaster", pagelayoutname=pagelayout)
</text:p>
          </table:table-cell>
        </table:table-row>
        <table:table-row table:style-name="heightsuit24pt">
          <table:table-cell table:style-name="text">
            <text:p>doc.masterstyles.addElement(masterpage)
</text:p>
          </table:table-cell>
        </table:table-row>
        <table:table-row table:style-name="heightsuit14pt">
          <table:table-cell table:style-name="text">
            <text:p>
</text:p>
          </table:table-cell>
        </table:table-row>
        <table:table-row table:style-name="heightsuit14pt">
          <table:table-cell table:style-name="text">
            <text:p># Slides
</text:p>
          </table:table-cell>
        </table:table-row>
        <table:table-row table:style-name="heightsuit34pt">
          <table:table-cell table:style-name="text">
            <text:p>for picture in [('forum.jpg','Forum Romanum'),('coloseum.jpg','Coloseum')]:
</text:p>
          </table:table-cell>
        </table:table-row>
        <table:table-row table:style-name="heightsuit34pt">
          <table:table-cell table:style-name="text">
            <text:p>    page = Page(stylename=dpstyle, masterpagename=masterpage)
</text:p>
          </table:table-cell>
        </table:table-row>
        <table:table-row table:style-name="heightsuit24pt">
          <table:table-cell table:style-name="text">
            <text:p>    doc.presentation.addElement(page)
</text:p>
          </table:table-cell>
        </table:table-row>
        <table:table-row table:style-name="heightsuit44pt">
          <table:table-cell table:style-name="text">
            <text:p>    titleframe = Frame(stylename=titlestyle, width="25cm", height="2cm", x="1.5cm", y="0.5cm")
</text:p>
          </table:table-cell>
        </table:table-row>
        <table:table-row table:style-name="heightsuit24pt">
          <table:table-cell table:style-name="text">
            <text:p>    page.addElement(titleframe)
</text:p>
          </table:table-cell>
        </table:table-row>
        <table:table-row table:style-name="heightsuit14pt">
          <table:table-cell table:style-name="text">
            <text:p>    textbox = TextBox()
</text:p>
          </table:table-cell>
        </table:table-row>
        <table:table-row table:style-name="heightsuit24pt">
          <table:table-cell table:style-name="text">
            <text:p>    titleframe.addElement(textbox)
</text:p>
          </table:table-cell>
        </table:table-row>
        <table:table-row table:style-name="heightsuit24pt">
          <table:table-cell table:style-name="text">
            <text:p>    textbox.addElement(P(text=picture[1]))
</text:p>
          </table:table-cell>
        </table:table-row>
        <table:table-row table:style-name="heightsuit14pt">
          <table:table-cell table:style-name="text">
            <text:p>
</text:p>
          </table:table-cell>
        </table:table-row>
        <table:table-row table:style-name="heightsuit24pt">
          <table:table-cell table:style-name="text">
            <text:p>    # Photo set to 25x18.75 cm.
</text:p>
          </table:table-cell>
        </table:table-row>
        <table:table-row table:style-name="heightsuit44pt">
          <table:table-cell table:style-name="text">
            <text:p>    photoframe = Frame(stylename=photostyle, width="25cm", height="18.75cm", x="1.5cm", y="2.5cm")
</text:p>
          </table:table-cell>
        </table:table-row>
        <table:table-row table:style-name="heightsuit24pt">
          <table:table-cell table:style-name="text">
            <text:p>    page.addElement(photoframe)
</text:p>
          </table:table-cell>
        </table:table-row>
        <table:table-row table:style-name="heightsuit24pt">
          <table:table-cell table:style-name="text">
            <text:p>    href = doc.addPicture(picture[0])
</text:p>
          </table:table-cell>
        </table:table-row>
        <table:table-row table:style-name="heightsuit24pt">
          <table:table-cell table:style-name="text">
            <text:p>    photoframe.addElement(Image(href=href))
</text:p>
          </table:table-cell>
        </table:table-row>
        <table:table-row table:style-name="heightsuit14pt">
          <table:table-cell table:style-name="text">
            <text:p>
</text:p>
          </table:table-cell>
        </table:table-row>
        <table:table-row table:style-name="heightsuit24pt">
          <table:table-cell table:style-name="text">
            <text:p>doc.save("trip-to-rome", True)
</text:p>
          </table:table-cell>
        </table:table-row>
        <table:table-row table:style-name="heightsuit34pt">
          <table:table-cell table:style-name="text">
            <text:p>See the examples folder in the source package for these examples and others.
</text:p>
          </table:table-cell>
        </table:table-row>
        <table:table-column table:style-name="Wide"/>
      </table:table>
    </office:spreadsheet>
  </office:body>
</office:document-content>
</file>

<file path=styles.xml><?xml version="1.0" encoding="utf-8"?>
<office:document-styles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xlink="http://www.w3.org/1999/xlink" xmlns:manifest="urn:oasis:names:tc:opendocument:xmlns:manifest:1.0" office:version="1.2">
  <office:styles>
    <style:style style:name="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color="#009900" fo:font-size="16pt" fo:font-weight="bold" style:font-size-asian="16pt" style:font-weight-asian="bold" style:font-size-complex="16pt" style:font-weight-complex="bold"/>
    </style:style>
    <style:style style:name="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color="#ff9900" fo:font-size="14pt" fo:font-style="italic" style:font-size-asian="14pt" style:font-style-asian="italic" style:font-size-complex="14pt" style:font-style-complex="italic"/>
    </style:style>
  </office:styles>
  <office:automatic-styles/>
</office:document-styles>
</file>

<file path=meta.xml><?xml version="1.0" encoding="utf-8"?>
<office:document-meta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xlink="http://www.w3.org/1999/xlink" xmlns:manifest="urn:oasis:names:tc:opendocument:xmlns:manifest:1.0" xmlns:chart="urn:oasis:names:tc:opendocument:xmlns:chart:1.0" xmlns:draw="urn:oasis:names:tc:opendocument:xmlns:drawing:1.0" xmlns:presentation="urn:oasis:names:tc:opendocument:xmlns:presentation:1.0" office:version="1.2">
  <office:meta>
    <meta:generator>ODFPY/1.3.5</meta:generator>
  </office:meta>
</office:document-meta>
</file>